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4.17mm" svg:height="86.59mm" svg:x="45.43mm" svg:y="0.27mm">
            <loext:p draw:notify-on-update-of-ranges="Sheet1.A1:Sheet1.A1 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 of Data</text:p>
          </table:table-cell>
          <table:table-cell table:style-name="ce1" office:value-type="string" calcext:value-type="string">
            <text:p>Time Taken</text:p>
          </table:table-cell>
          <table:table-cell table:style-name="ce1"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78351" calcext:value-type="float">
            <text:p>478351</text:p>
          </table:table-cell>
          <table:table-cell table:number-columns-repeated="102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907868" calcext:value-type="float">
            <text:p>1907868</text:p>
          </table:table-cell>
          <table:table-cell table:number-columns-repeated="102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310312" calcext:value-type="float">
            <text:p>4310312</text:p>
          </table:table-cell>
          <table:table-cell table:number-columns-repeated="102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702376" calcext:value-type="float">
            <text:p>7702376</text:p>
          </table:table-cell>
          <table:table-cell table:number-columns-repeated="1022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2208743" calcext:value-type="float">
            <text:p>12208743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4:47:31.757243061</meta:creation-date>
    <dc:date>2017-12-07T15:16:57.662874292</dc:date>
    <meta:editing-duration>PT8M38S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18cm" svg:height="8.66cm" xlink:href=".." xlink:type="simple" chart:class="chart:line" chart:style-name="ch1">
        <chart:title svg:x="3.427cm" svg:y="0.309cm" chart:style-name="ch2">
          <text:p>Time Graph for Bubble Sort</text:p>
        </chart:title>
        <chart:legend chart:legend-position="end" svg:x="9.354cm" svg:y="4.031cm" style:legend-expansion="high" chart:style-name="ch3"/>
        <chart:plot-area chart:style-name="ch4" table:cell-range-address="Sheet1.A1:Sheet1.B6" chart:data-source-has-labels="both" svg:x="1.259cm" svg:y="1.261cm" svg:width="7.847cm" svg:height="6.245cm">
          <chartooo:coordinate-region svg:x="2.806cm" svg:y="1.46cm" svg:width="5.557cm" svg:height="5.399cm"/>
          <chart:axis chart:dimension="x" chart:name="primary-x" chart:style-name="ch5" chartooo:axis-type="auto">
            <chartooo:date-scale/>
            <chart:title svg:x="4.384cm" svg:y="7.679cm" chart:style-name="ch6">
              <text:p>No of data</text:p>
            </chart:title>
            <chart:categories table:cell-range-address="Sheet1.A2:Sheet1.A6"/>
            <chart:grid chart:style-name="ch7" chart:class="major"/>
          </chart:axis>
          <chart:axis chart:dimension="y" chart:name="primary-y" chart:style-name="ch5">
            <chart:title svg:x="0.451cm" svg:y="5.221cm" chart:style-name="ch8">
              <text:p>Time taken</text:p>
            </chart:title>
            <chart:grid chart:style-name="ch7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2:Sheet1.A6</svg:desc>
                </draw:g>
              </table:table-cell>
              <table:table-cell office:value-type="float" office:value="478351">
                <text:p>478351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907868">
                <text:p>190786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310312">
                <text:p>431031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7702376">
                <text:p>770237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2208743">
                <text:p>12208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